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79b4" officeooo:paragraph-rsid="000279b4" style:font-weight-asian="bold" style:font-weight-complex="bold"/>
    </style:style>
    <style:style style:name="P2" style:family="paragraph" style:parent-style-name="Standard" style:list-style-name="L10">
      <style:paragraph-properties fo:text-align="start" style:justify-single-word="false"/>
      <style:text-properties officeooo:paragraph-rsid="000279b4"/>
    </style:style>
    <style:style style:name="P3" style:family="paragraph" style:parent-style-name="Standard" style:list-style-name="L10">
      <style:paragraph-properties fo:text-align="start" style:justify-single-word="false"/>
      <style:text-properties officeooo:paragraph-rsid="000887c6"/>
    </style:style>
    <style:style style:name="P4" style:family="paragraph" style:parent-style-name="Standard" style:list-style-name="L10">
      <style:paragraph-properties fo:text-align="start" style:justify-single-word="false"/>
      <style:text-properties officeooo:rsid="00035910" officeooo:paragraph-rsid="00035910"/>
    </style:style>
    <style:style style:name="P5" style:family="paragraph" style:parent-style-name="Standard" style:list-style-name="L10">
      <style:paragraph-properties fo:text-align="start" style:justify-single-word="false"/>
      <style:text-properties officeooo:rsid="00035910" officeooo:paragraph-rsid="00052fc9"/>
    </style:style>
    <style:style style:name="P6" style:family="paragraph" style:parent-style-name="Standard" style:list-style-name="L10">
      <style:paragraph-properties fo:text-align="start" style:justify-single-word="false"/>
      <style:text-properties officeooo:rsid="0006a4b1" officeooo:paragraph-rsid="0006a4b1"/>
    </style:style>
    <style:style style:name="P7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052fc9" officeooo:paragraph-rsid="0006a4b1" style:font-weight-asian="normal" style:font-weight-complex="normal"/>
    </style:style>
    <style:style style:name="P8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06a4b1" officeooo:paragraph-rsid="0006a4b1" style:font-weight-asian="normal" style:font-weight-complex="normal"/>
    </style:style>
    <style:style style:name="P9" style:family="paragraph" style:parent-style-name="Standard" style:list-style-name="L10">
      <style:paragraph-properties fo:text-align="start" style:justify-single-word="false"/>
      <style:text-properties officeooo:rsid="0007642b" officeooo:paragraph-rsid="0007642b"/>
    </style:style>
    <style:style style:name="P10" style:family="paragraph" style:parent-style-name="Standard" style:list-style-name="L10">
      <style:paragraph-properties fo:text-align="start" style:justify-single-word="false"/>
      <style:text-properties officeooo:rsid="000887c6" officeooo:paragraph-rsid="000887c6"/>
    </style:style>
    <style:style style:name="P11" style:family="paragraph" style:parent-style-name="Standard" style:list-style-name="L10">
      <style:paragraph-properties fo:text-align="start" style:justify-single-word="false"/>
      <style:text-properties officeooo:rsid="00095ff4" officeooo:paragraph-rsid="00095ff4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279b4" style:font-weight-asian="normal" style:font-weight-complex="normal"/>
    </style:style>
    <style:style style:name="T4" style:family="text">
      <style:text-properties style:text-underline-style="none" fo:font-weight="normal" officeooo:rsid="00052fc9" style:font-weight-asian="normal" style:font-weight-complex="normal"/>
    </style:style>
    <style:style style:name="T5" style:family="text">
      <style:text-properties style:text-underline-style="none" officeooo:rsid="00035910"/>
    </style:style>
    <style:style style:name="T6" style:family="text">
      <style:text-properties officeooo:rsid="0006a4b1"/>
    </style:style>
    <style:style style:name="T7" style:family="text">
      <style:text-properties officeooo:rsid="0006fd31"/>
    </style:style>
    <style:style style:name="T8" style:family="text">
      <style:text-properties officeooo:rsid="000887c6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MANDO RAMÍREZ GONZÁLEZ</text:p>
      <text:p text:style-name="P1">AJEDREZ</text:p>
      <text:p text:style-name="P1"><text:span text:style-name="T2"/></text:p>
      <text:list xml:id="list3601021288" text:style-name="L10">
        <text:list-item>
          <text:p text:style-name="P2"><text:span text:style-name="T3">¿Cuál fue el proceso de programación del ajedrez?</text:span></text:p>
          <text:p text:style-name="P4"><text:span text:style-name="T3">L</text:span><text:span text:style-name="T2">a creación de tres clases principales en java: </text:span></text:p>
          <text:p text:style-name="P4"><text:span text:style-name="T2">Position.java: con dos atributos para especificar la posición de las piezas en el tablero.</text:span></text:p>
          <text:p text:style-name="P4"><text:span text:style-name="T2">Board.javac: para la creación del tablero de ajedrez.</text:span></text:p>
          <text:p text:style-name="P5"><text:span text:style-name="T2">Piece.java: clase abstracta de la cuál heredarían todas las piezas del ajedrez, con el método abstracto getLegalMoves() para obtener los movimientos de cada pieza y que se muestren en el tablero.</text:span></text:p>
          <text:p text:style-name="P5"><text:span text:style-name="T4">Posteriormente se crearon las clases: Empty, Rook, Queen que hereda de Rook, Bishop, Pawn, Knight y King para la creación de cada una de las piezas del tablero. Cada una heredó de la clase abstracta Piece y cada clase tiene un método constructor y el método sobreescrito getLegalMoves().</text:span></text:p>
          <text:p text:style-name="P7">A <text:span text:style-name="T6">su vez se crearon las enumeraciones ColorEnum con los colres: BLACK, WHITE y NONE para las piezas, la enumeración PiecesTypeEnum con los nombres de cada una de las piezas (EMPTY, ROOK, QUEEN, BISHOP, PAWN, KINGHT, KING).</text:span></text:p>
          <text:p text:style-name="P8">Al final del proceso de creación de todas las piezas, se creó la clase ChessGUI.java para usar la interfaz gráfica de Processing creando así el tablero e importando las imágenes de cada una de las piezas del ajedrez para su manejo en el tablero.</text:p>
          <text:p text:style-name="P8"/>
        </text:list-item>
        <text:list-item>
          <text:p text:style-name="P2">¿Cuál es la complejidad del programa completo?(Qué tanto poder de cómputo requiere)</text:p>
          <text:p text:style-name="P6">El programa completo está compuesto de trece clases de java <text:span text:style-name="T7">de las cuales once utilizan al menos un ciclo for de complejidad n</text:span></text:p>
          <text:p text:style-name="P6"/>
        </text:list-item>
        <text:list-item>
          <text:p text:style-name="P2">¿<text:span text:style-name="T1">C</text:span><text:span text:style-name="T5">uá</text:span><text:span text:style-name="T1">l</text:span> es el algoritmo o la función que es más compleja de ejecutar?</text:p>
          <text:p text:style-name="P9">La posición del caballo, debido a los ciclos for y al uso de dos condicionales if por cada for existente en el programa.</text:p>
          <text:p text:style-name="P2"/>
        </text:list-item>
        <text:list-item>
          <text:p text:style-name="P2">¿Qué conceptos vistos en clase aplicaste y en donde?</text:p>
          <text:p text:style-name="P3"><text:span text:style-name="T8">El concepto de arreglo, clases abstractas, herencia, métodos, creación de clases, iteraciones</text:span></text:p>
          <text:p text:style-name="P2"/>
        </text:list-item>
        <text:list-item>
          <text:p text:style-name="P2">¿Es un proyecto difícil?</text:p>
          <text:p text:style-name="P10">Sí</text:p>
          <text:p text:style-name="P2"/>
        </text:list-item>
        <text:list-item>
          <text:p text:style-name="P2">Después de haberlo hecho entre todos ¿Crees que podrías ahora implementarlo  completo tú solo?</text:p>
          <text:p text:style-name="P11">Sí</text:p>
          <text:p text:style-name="P2"/>
        </text:list-item>
        <text:list-item>
          <text:p text:style-name="P2">Describe con tus palabras cómo implementarías la regla Peón al paso</text:p>
          <text:p text:style-name="P2"/>
        </text:list-item>
        <text:list-item>
          <text:p text:style-name="P2">Describe con tus palabras cómo implementarías detectar que hay un jaque</text:p>
          <text:p text:style-name="P2"/>
        </text:list-item>
        <text:list-item>
          <text:p text:style-name="P2">Describe con tus palabras cómo implementarías enroque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8T22:54:13.967533257</meta:creation-date>
    <dc:date>2019-11-19T00:42:19.240349260</dc:date>
    <meta:editing-duration>PT1H25M21S</meta:editing-duration>
    <meta:editing-cycles>7</meta:editing-cycles>
    <meta:generator>LibreOffice/6.3.2.2$Linux_X86_64 LibreOffice_project/30$Build-2</meta:generator>
    <meta:document-statistic meta:table-count="0" meta:image-count="0" meta:object-count="0" meta:page-count="1" meta:paragraph-count="31" meta:word-count="372" meta:character-count="2103" meta:non-whitespace-character-count="1781"/>
  </office:meta>
</office:document-meta>
</file>